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style:font-size-asian="12pt" style:font-size-complex="12pt"/>
    </style:style>
    <style:style style:name="P3" style:family="paragraph" style:parent-style-name="Standard" style:list-style-name="L1">
      <style:text-properties style:font-name="DejaVu Sans Condensed" fo:font-size="12pt" officeooo:paragraph-rsid="0010f08f" style:font-size-asian="12pt" style:font-size-complex="12pt"/>
    </style:style>
    <style:style style:name="P4" style:family="paragraph" style:parent-style-name="Standard" style:list-style-name="L1">
      <style:text-properties style:font-name="DejaVu Sans Condensed" fo:font-size="12pt" officeooo:rsid="0010f08f" officeooo:paragraph-rsid="0010f08f" style:font-size-asian="12pt" style:font-size-complex="12pt"/>
    </style:style>
    <style:style style:name="P5" style:family="paragraph" style:parent-style-name="Standard" style:list-style-name="L3">
      <style:text-properties style:font-name="DejaVu Sans Condensed" fo:font-size="12pt" officeooo:rsid="0010f08f" officeooo:paragraph-rsid="0010f08f" style:font-size-asian="12pt" style:font-size-complex="12pt"/>
    </style:style>
    <style:style style:name="P6" style:family="paragraph" style:parent-style-name="Standard" style:list-style-name="L2">
      <style:text-properties style:font-name="DejaVu Sans Condensed" fo:font-size="12pt" style:font-size-asian="12pt" style:font-size-complex="12pt"/>
    </style:style>
    <style:style style:name="P7" style:family="paragraph" style:parent-style-name="Standard" style:list-style-name="L2">
      <style:text-properties style:font-name="DejaVu Sans Condensed" fo:font-size="12pt" officeooo:paragraph-rsid="000caec9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paragraph-rsid="000caec9" style:font-size-asian="12pt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659b" style:font-weight-asian="bold" style:font-weight-complex="bold"/>
    </style:style>
    <style:style style:name="T3" style:family="text">
      <style:text-properties fo:font-weight="bold" officeooo:rsid="0010f08f" style:font-weight-asian="bold" style:font-weight-complex="bold"/>
    </style:style>
    <style:style style:name="T4" style:family="text">
      <style:text-properties officeooo:rsid="000caec9"/>
    </style:style>
    <style:style style:name="T5" style:family="text">
      <style:text-properties officeooo:rsid="000db6dc"/>
    </style:style>
    <style:style style:name="T6" style:family="text">
      <style:text-properties officeooo:rsid="0010f08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f08f" style:font-weight-asian="normal" style:font-weight-complex="normal"/>
    </style:style>
    <style:style style:name="T9" style:family="text">
      <style:text-properties officeooo:rsid="00122da8"/>
    </style:style>
    <style:style style:name="T10" style:family="text">
      <style:text-properties officeooo:rsid="0013d5a3"/>
    </style:style>
    <style:style style:name="T11" style:family="text">
      <style:text-properties officeooo:rsid="0015fc84"/>
    </style:style>
    <style:style style:name="T12" style:family="text">
      <style:text-properties officeooo:rsid="00165c16"/>
    </style:style>
    <style:style style:name="T13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65c1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0db6dc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3">0</text:span><text:span text:style-name="T14">42</text:span><text:span text:style-name="T13"> - </text:span><text:span text:style-name="T15">Nav Fixes and Updates</text:span></text:p>
      <text:p text:style-name="P2"/>
      <text:p text:style-name="P1">Notes</text:p>
      <text:list xml:id="list2720381720" text:style-name="L1">
        <text:list-item>
          <text:p text:style-name="P3">Updating a B<text:span text:style-name="T5">n</text:span> navigation waypoint will update <text:span text:style-name="T10">all the other waypoints,</text:span> <text:span text:style-name="T9">including target waypoints</text:span>.</text:p>
        </text:list-item>
        <text:list-item>
          <text:p text:style-name="P3">Updating a M<text:span text:style-name="T5">n</text:span> target waypoint will update only that waypoint.</text:p>
        </text:list-item>
        <text:list-item>
          <text:p text:style-name="P4">Updating the BX8 marker waypoint will update BX6, BX7, and BX9 as well, but updating BX6, BX7, or BX9 will only update that specific waypoint.</text:p>
        </text:list-item>
      </text:list>
      <text:p text:style-name="P2"/>
      <text:p text:style-name="P1">Visual fly-over <text:span text:style-name="T6">fix</text:span></text:p>
      <text:list xml:id="list2251955826" text:style-name="L2">
        <text:list-item>
          <text:p text:style-name="P6">Radar must be Off.</text:p>
        </text:list-item>
        <text:list-item>
          <text:p text:style-name="P6"><text:span text:style-name="T1">Destination Indicator</text:span> should show the waypoint you want to correct, and that you're going to fly over the actual location of.</text:p>
        </text:list-item>
        <text:list-item>
          <text:p text:style-name="P6">Press <text:span text:style-name="T1">T1</text:span> detent on radar stick. <text:s/><text:span text:style-name="T1">Destination Indicat</text:span><text:span text:style-name="T2">o</text:span><text:span text:style-name="T1">r</text:span> should show a <text:span text:style-name="T1">solid E</text:span>.</text:p>
        </text:list-item>
        <text:list-item>
          <text:p text:style-name="P7">When you are <text:span text:style-name="T4">directly </text:span>over the actual location of the waypoint, press the <text:span text:style-name="T1">TV</text:span> detent on radar stick.</text:p>
        </text:list-item>
        <text:list-item>
          <text:p text:style-name="P7">Waypoint location will be updated and next waypoint will be selected.</text:p>
        </text:list-item>
      </text:list>
      <text:p text:style-name="P2"/>
      <text:p text:style-name="P1">Radar fix</text:p>
      <text:list xml:id="list4063035144" text:style-name="L3">
        <text:list-item>
          <text:p text:style-name="P8">Radar must be On <text:span text:style-name="T6">in </text:span><text:span text:style-name="T3">A1</text:span><text:span text:style-name="T6"> mode (PPI display)</text:span>.</text:p>
        </text:list-item>
        <text:list-item>
          <text:p text:style-name="P8"><text:span text:style-name="T1">Destination Indicator</text:span> should show the waypoint you want to correct, and that you're going to select the exact location of on the radar.</text:p>
        </text:list-item>
        <text:list-item>
          <text:p text:style-name="P5">Current location of waypoint will show as a circle on the radar screen.</text:p>
        </text:list-item>
        <text:list-item>
          <text:p text:style-name="P8">Press <text:span text:style-name="T1">T1 </text:span>detent on radar stick. <text:s/><text:span text:style-name="T1">Destination Indicat</text:span><text:span text:style-name="T2">o</text:span><text:span text:style-name="T1">r</text:span> should show a <text:span text:style-name="T1">flashing E</text:span><text:span text:style-name="T7">, </text:span><text:span text:style-name="T8">and a cross will appear on the radar screen.</text:span></text:p>
        </text:list-item>
        <text:list-item>
          <text:p text:style-name="P8">Use the radar control stick <text:span text:style-name="T4">(ministick on throttle)</text:span> to move the cross <text:span text:style-name="T6">on the radar screen </text:span>to the <text:span text:style-name="T6">waypoint's</text:span> correct location.</text:p>
        </text:list-item>
        <text:list-item>
          <text:p text:style-name="P9">Press the <text:span text:style-name="T1">TV </text:span>detent on radar stick.</text:p>
        </text:list-item>
        <text:list-item>
          <text:p text:style-name="P9">Waypoint location will be update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7:46.917000000</dc:date>
    <meta:editing-duration>P1DT4H4M17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243" meta:character-count="1343" meta:non-whitespace-character-count="1132"/>
  </office:meta>
</office:document-meta>
</file>